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C0000021D8464E3FDFFE60051.png" manifest:media-type="image/png"/>
  <manifest:file-entry manifest:full-path="Pictures/1000000100000346000002543C9069C4C42F03BB.png" manifest:media-type="image/png"/>
  <manifest:file-entry manifest:full-path="Pictures/1019FE4000004AF7000035596D32DF7408E14B6B.emf" manifest:media-type="image/x-emf"/>
  <manifest:file-entry manifest:full-path="Pictures/1000C9B800001C4C000004290F18BC862D8BFD17.emf" manifest:media-type="image/x-emf"/>
  <manifest:file-entry manifest:full-path="Pictures/100000010000019B0000003C5147611D3C03BC9C.png" manifest:media-type="image/png"/>
  <manifest:file-entry manifest:full-path="Pictures/100000010000034D0000012E0E4558C33D8FD1BA.png" manifest:media-type="image/png"/>
  <manifest:file-entry manifest:full-path="Pictures/1007E9F800003A3E000014C824C6907F01837DB6.emf" manifest:media-type="image/x-emf"/>
  <manifest:file-entry manifest:full-path="Pictures/1014FAB000004A3000002B7E4FC3A296B1CFC8F3.emf" manifest:media-type="image/x-emf"/>
  <manifest:file-entry manifest:full-path="Pictures/1018457800004522000036065D332FB7AE39ADD4.emf" manifest:media-type="image/x-emf"/>
  <manifest:file-entry manifest:full-path="Pictures/100000010000032000000271C58BEE8B4DD2FB6D.png" manifest:media-type="image/png"/>
  <manifest:file-entry manifest:full-path="Pictures/101365D000004B5B0000278765E358795A708A62.emf" manifest:media-type="image/x-emf"/>
  <manifest:file-entry manifest:full-path="Pictures/10000001000003D000000200AEE2C10312F5C6D0.png" manifest:media-type="image/png"/>
  <manifest:file-entry manifest:full-path="Pictures/100A433000003FB0000018BE6C5F8FB9E7C714CE.emf" manifest:media-type="image/x-emf"/>
  <manifest:file-entry manifest:full-path="Pictures/100000010000039C00000167F1989AAAC0E08866.png" manifest:media-type="image/png"/>
  <manifest:file-entry manifest:full-path="Pictures/100CA218000047DB00001AF79C3051F8C9F5BC91.emf" manifest:media-type="image/x-emf"/>
  <manifest:file-entry manifest:full-path="Pictures/100000010000041300000187EFD00E89853365AB.png" manifest:media-type="image/png"/>
  <manifest:file-entry manifest:full-path="Pictures/10150B0C0000490600002C44E1ECB3E4827E6543.emf" manifest:media-type="image/x-emf"/>
  <manifest:file-entry manifest:full-path="Pictures/100000010000038D00000226917F4D64EB9D4A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center" style:justify-single-word="fals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fo:font-weight="bold" style:font-name-asian="Cambria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/text:span><text:span text:style-name="T2">Module 6- </text:span><text:span text:style-name="T3">Hypothesis Testing II</text:span></text:p>
      <text:p text:style-name="P2"><draw:frame draw:style-name="fr1" draw:name="Image1" text:anchor-type="as-char" svg:width="6.498in" svg:height="4.6244in" draw:z-index="6"><draw:image xlink:href="Pictures/1019FE4000004AF7000035596D32DF7408E14B6B.emf" xlink:type="simple" xlink:show="embed" xlink:actuate="onLoad" draw:mime-type="image/x-emf"/><draw:image xlink:href="Pictures/1000000100000346000002543C9069C4C42F03BB.png" xlink:type="simple" xlink:show="embed" xlink:actuate="onLoad" draw:mime-type="image/png"/></draw:frame></text:p>
      <text:p text:style-name="P2"><draw:frame draw:style-name="fr1" draw:name="Image2" text:anchor-type="as-char" svg:width="3.0228in" svg:height="0.4437in" draw:z-index="7"><draw:image xlink:href="Pictures/1000C9B800001C4C000004290F18BC862D8BFD17.emf" xlink:type="simple" xlink:show="embed" xlink:actuate="onLoad" draw:mime-type="image/x-emf"/><draw:image xlink:href="Pictures/100000010000019B0000003C5147611D3C03BC9C.png" xlink:type="simple" xlink:show="embed" xlink:actuate="onLoad" draw:mime-type="image/png"/></draw:frame></text:p>
      <text:p text:style-name="P2"><draw:frame draw:style-name="fr1" draw:name="Image3" text:anchor-type="as-char" svg:width="6.222in" svg:height="2.2201in" draw:z-index="2"><draw:image xlink:href="Pictures/1007E9F800003A3E000014C824C6907F01837DB6.emf" xlink:type="simple" xlink:show="embed" xlink:actuate="onLoad" draw:mime-type="image/x-emf"/><draw:image xlink:href="Pictures/100000010000034D0000012E0E4558C33D8FD1BA.png" xlink:type="simple" xlink:show="embed" xlink:actuate="onLoad" draw:mime-type="image/png"/></draw:frame></text:p>
      <text:p text:style-name="P2"><text:soft-page-break/><draw:frame draw:style-name="fr1" draw:name="Image4" text:anchor-type="as-char" svg:width="6.4307in" svg:height="3.8134in" draw:z-index="3"><draw:image xlink:href="Pictures/1014FAB000004A3000002B7E4FC3A296B1CFC8F3.emf" xlink:type="simple" xlink:show="embed" xlink:actuate="onLoad" draw:mime-type="image/x-emf"/><draw:image xlink:href="Pictures/100000010000039C0000021D8464E3FDFFE60051.png" xlink:type="simple" xlink:show="embed" xlink:actuate="onLoad" draw:mime-type="image/png"/></draw:frame></text:p>
      <text:p text:style-name="P2"><text:soft-page-break/><draw:frame draw:style-name="fr1" draw:name="Image5" text:anchor-type="as-char" svg:width="7.3161in" svg:height="8.7126in" draw:z-index="0"><draw:image xlink:href="Pictures/1018457800004522000036065D332FB7AE39ADD4.emf" xlink:type="simple" xlink:show="embed" xlink:actuate="onLoad" draw:mime-type="image/x-emf"/><draw:image xlink:href="Pictures/100000010000032000000271C58BEE8B4DD2FB6D.png" xlink:type="simple" xlink:show="embed" xlink:actuate="onLoad" draw:mime-type="image/png"/></draw:frame></text:p>
      <text:p text:style-name="P2"><text:soft-page-break/><draw:frame draw:style-name="fr1" draw:name="Image6" text:anchor-type="as-char" svg:width="6.4563in" svg:height="3.4256in" draw:z-index="1"><draw:image xlink:href="Pictures/101365D000004B5B0000278765E358795A708A62.emf" xlink:type="simple" xlink:show="embed" xlink:actuate="onLoad" draw:mime-type="image/x-emf"/><draw:image xlink:href="Pictures/10000001000003D000000200AEE2C10312F5C6D0.png" xlink:type="simple" xlink:show="embed" xlink:actuate="onLoad" draw:mime-type="image/png"/></draw:frame></text:p>
      <text:p text:style-name="P2"><draw:frame draw:style-name="fr1" draw:name="Image7" text:anchor-type="as-char" svg:width="6.4835in" svg:height="2.5189in" draw:z-index="4"><draw:image xlink:href="Pictures/100A433000003FB0000018BE6C5F8FB9E7C714CE.emf" xlink:type="simple" xlink:show="embed" xlink:actuate="onLoad" draw:mime-type="image/x-emf"/><draw:image xlink:href="Pictures/100000010000039C00000167F1989AAAC0E08866.png" xlink:type="simple" xlink:show="embed" xlink:actuate="onLoad" draw:mime-type="image/png"/></draw:frame></text:p>
      <text:p text:style-name="P2"><draw:frame draw:style-name="fr1" draw:name="Image8" text:anchor-type="as-char" svg:width="6.4457in" svg:height="2.4457in" draw:z-index="5"><draw:image xlink:href="Pictures/100CA218000047DB00001AF79C3051F8C9F5BC91.emf" xlink:type="simple" xlink:show="embed" xlink:actuate="onLoad" draw:mime-type="image/x-emf"/><draw:image xlink:href="Pictures/100000010000041300000187EFD00E89853365AB.png" xlink:type="simple" xlink:show="embed" xlink:actuate="onLoad" draw:mime-type="image/png"/></draw:frame></text:p>
      <text:p text:style-name="P2"><text:soft-page-break/><draw:frame draw:style-name="fr1" draw:name="Image9" text:anchor-type="as-char" svg:width="6.4764in" svg:height="3.3902in" draw:z-index="8"><draw:image xlink:href="Pictures/10150B0C0000490600002C44E1ECB3E4827E6543.emf" xlink:type="simple" xlink:show="embed" xlink:actuate="onLoad" draw:mime-type="image/x-emf"/><draw:image xlink:href="Pictures/100000010000038D00000226917F4D64EB9D4AB3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1" style:font-size-complex="12pt" style:language-complex="ta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alloon_20_Text" style:display-name="Balloon Text" style:family="paragraph" style:parent-style-name="Standard">
      <style:paragraph-properties fo:margin-top="0in" fo:margin-bottom="0in" style:contextual-spacing="false" fo:line-height="0.1665in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4T08:17:24.216000000</dc:date>
    <dc:creator>Rahul Karthik</dc:creator>
    <meta:editing-duration>PT5S</meta:editing-duration>
    <meta:editing-cycles>1</meta:editing-cycles>
    <meta:document-statistic meta:table-count="0" meta:image-count="9" meta:object-count="0" meta:page-count="5" meta:paragraph-count="10" meta:word-count="5" meta:character-count="32" meta:non-whitespace-character-count="27"/>
    <meta:generator>LibreOffice/7.4.3.2$Windows_X86_64 LibreOffice_project/1048a8393ae2eeec98dff31b5c133c5f1d08b890</meta:generator>
  </office:meta>
</office:document-meta>
</file>